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m-multiples/" text:style-name="Internet_20_link" text:visited-style-name="Visited_20_Internet_20_Link"><text:span text:style-name="T1">2652. Sum Multiples</text:span></text:a></text:p>
      <text:section text:style-name="Sect1" text:name="headlessui-popover-button-:r2c:">
        <text:p text:style-name="Standard"/>
      </text:section>
      <text:section text:style-name="Sect1" text:name="headlessui-popover-button-:r1d:">
        <text:p text:style-name="Standard"/>
      </text:section>
      <text:p text:style-name="P3">Easy</text:p>
      <text:p text:style-name="P3">353</text:p>
      <text:p text:style-name="P3">22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4">Companies</text:p>
      <text:p text:style-name="P5"><text:span text:style-name="T1">Given a positive integer </text:span><text:span text:style-name="Source_20_Text"><text:span text:style-name="T2">n</text:span></text:span><text:span text:style-name="T1">, find the sum of all integers in the range </text:span><text:span text:style-name="Source_20_Text"><text:span text:style-name="T2">[1, n]</text:span></text:span><text:span text:style-name="T1"> </text:span><text:span text:style-name="Strong_20_Emphasis"><text:span text:style-name="T1">inclusive</text:span></text:span><text:span text:style-name="T1"> that are divisible by </text:span><text:span text:style-name="Source_20_Text"><text:span text:style-name="T2">3</text:span></text:span><text:span text:style-name="T1">, </text:span><text:span text:style-name="Source_20_Text"><text:span text:style-name="T2">5</text:span></text:span><text:span text:style-name="T1">, or </text:span><text:span text:style-name="Source_20_Text"><text:span text:style-name="T2">7</text:span></text:span><text:span text:style-name="T1">.</text:span></text:p>
      <text:p text:style-name="P5"><text:span text:style-name="T1">Return </text:span><text:span text:style-name="Emphasis"><text:span text:style-name="T1">an integer denoting the sum of all numbers in the given range satisfying the constraint.</text:span>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7</text:span></text:p>
      <text:p text:style-name="P2"><text:span text:style-name="Strong_20_Emphasis"><text:span text:style-name="T1">Output:</text:span></text:span><text:span text:style-name="T1"> 21</text:span></text:p>
      <text:p text:style-name="P1"><text:span text:style-name="Strong_20_Emphasis"><text:span text:style-name="T1">Explanation:</text:span></text:span><text:span text:style-name="T1"> Numbers in the range </text:span><text:span text:style-name="Source_20_Text"><text:span text:style-name="T2">[1, 7]</text:span></text:span><text:span text:style-name="T1"> that are divisible by </text:span><text:span text:style-name="Source_20_Text"><text:span text:style-name="T2">3</text:span></text:span><text:span text:style-name="T1">, </text:span><text:span text:style-name="Source_20_Text"><text:span text:style-name="T2">5,</text:span></text:span><text:span text:style-name="T1"> or </text:span><text:span text:style-name="Source_20_Text"><text:span text:style-name="T2">7 </text:span></text:span><text:span text:style-name="T1">are </text:span><text:span text:style-name="Source_20_Text"><text:span text:style-name="T2">3, 5, 6, 7</text:span></text:span><text:span text:style-name="T1">. The sum of these numbers is </text:span><text:span text:style-name="Source_20_Text"><text:span text:style-name="T2">21</text:span></text:span><text:span text:style-name="T1">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10</text:span></text:p>
      <text:p text:style-name="P2"><text:span text:style-name="Strong_20_Emphasis"><text:span text:style-name="T1">Output:</text:span></text:span><text:span text:style-name="T1"> 40</text:span></text:p>
      <text:p text:style-name="P1"><text:span text:style-name="Strong_20_Emphasis"><text:span text:style-name="T1">Explanation:</text:span></text:span><text:span text:style-name="T1"> Numbers in the range </text:span><text:span text:style-name="Source_20_Text"><text:span text:style-name="T2">[1, 10] that are</text:span></text:span><text:span text:style-name="T1"> divisible by </text:span><text:span text:style-name="Source_20_Text"><text:span text:style-name="T2">3</text:span></text:span><text:span text:style-name="T1">, </text:span><text:span text:style-name="Source_20_Text"><text:span text:style-name="T2">5,</text:span></text:span><text:span text:style-name="T1"> or </text:span><text:span text:style-name="Source_20_Text"><text:span text:style-name="T2">7</text:span></text:span><text:span text:style-name="T1"> are </text:span><text:span text:style-name="Source_20_Text"><text:span text:style-name="T2">3, 5, 6, 7, 9, 10</text:span></text:span><text:span text:style-name="T1">. The sum of these numbers is 40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 = 9</text:span></text:p>
      <text:p text:style-name="P2"><text:span text:style-name="Strong_20_Emphasis"><text:span text:style-name="T1">Output:</text:span></text:span><text:span text:style-name="T1"> 30</text:span></text:p>
      <text:p text:style-name="P1"><text:span text:style-name="Strong_20_Emphasis"><text:span text:style-name="T1">Explanation:</text:span></text:span><text:span text:style-name="T1"> Numbers in the range </text:span><text:span text:style-name="Source_20_Text"><text:span text:style-name="T2">[1, 9]</text:span></text:span><text:span text:style-name="T1"> that are divisible by </text:span><text:span text:style-name="Source_20_Text"><text:span text:style-name="T2">3</text:span></text:span><text:span text:style-name="T1">, </text:span><text:span text:style-name="Source_20_Text"><text:span text:style-name="T2">5</text:span></text:span><text:span text:style-name="T1">, or </text:span><text:span text:style-name="Source_20_Text"><text:span text:style-name="T2">7</text:span></text:span><text:span text:style-name="T1"> are </text:span><text:span text:style-name="Source_20_Text"><text:span text:style-name="T2">3, 5, 6, 7, 9</text:span></text:span><text:span text:style-name="T1">. The sum of these numbers is </text:span><text:span text:style-name="Source_20_Text"><text:span text:style-name="T2">30</text:span></text:span><text:span text:style-name="T1">.</text:span></text:p>
      <text:p text:style-name="P6"> </text:p>
      <text:p text:style-name="P5"><text:span text:style-name="Strong_20_Emphasis"><text:span text:style-name="T1">Constraints:</text:span></text:span></text:p>
      <text:list xml:id="list2333144297" text:style-name="L1">
        <text:list-item>
          <text:p text:style-name="P7"><text:span text:style-name="Source_20_Text"><text:span text:style-name="T2">1 &lt;= n &lt;= 10</text:span></text:span><text:span text:style-name="Source_20_Text"><text:span text:style-name="T1">3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8T10:33:01.135000000</dc:date>
    <meta:editing-duration>PT6S</meta:editing-duration>
    <meta:editing-cycles>1</meta:editing-cycles>
    <meta:document-statistic meta:table-count="0" meta:image-count="0" meta:object-count="0" meta:page-count="1" meta:paragraph-count="23" meta:word-count="163" meta:character-count="751" meta:non-whitespace-character-count="608"/>
    <meta:generator>LibreOffice/7.2.2.2$Windows_X86_64 LibreOffice_project/02b2acce88a210515b4a5bb2e46cbfb63fe97d56</meta:generator>
  </office:meta>
</office:document-meta>
</file>